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290e9" officeooo:paragraph-rsid="002290e9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20bd24"/>
    </style:style>
    <style:style style:name="T5" style:family="text">
      <style:text-properties fo:language="en" fo:country="US" officeooo:rsid="002290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3rd</text:span> of <text:span text:style-name="T4">December </text:span>202<text:span text:style-name="T3">5</text:span> under the <text:span text:style-name="T5">57th</text:span> PA Meeting.</text:p>
      <text:p text:style-name="P1"/>
      <text:p text:style-name="P1">The Assembly, recognising the current situation,</text:p>
      <text:p text:style-name="P1"/>
      <text:p text:style-name="P4">Constitutes the need to make foxes have essentially infinite health. The reason is self explanatory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RedPanda_4</text:p>
      <text:p text:style-name="P4">Comradedoggo_23</text:p>
      <text:p text:style-name="P4">Eldegron</text:p>
      <text:p text:style-name="P4">Wrac4242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57-1: To give foxes infinite health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3T19:23:43.996856612</dc:date>
    <meta:editing-duration>PT3M20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53" meta:character-count="371" meta:non-whitespace-character-count="330"/>
  </office:meta>
</office:document-meta>
</file>